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12" style:family="paragraph" style:parent-style-name="Table_20_Contents">
      <style:text-properties style:font-name-asian="SimSun" style:font-size-asian="11pt" style:font-name-complex="Tahoma" style:font-size-complex="11pt"/>
    </style:style>
    <style:style style:name="P13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d881c0"/>
    </style:style>
    <style:style style:name="P30" style:family="paragraph" style:parent-style-name="Standard">
      <style:text-properties officeooo:paragraph-rsid="00c78c17"/>
    </style:style>
    <style:style style:name="P3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11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3">N°</text:p>
          </table:table-cell>
          <table:table-cell table:style-name="Tabella1.A2" table:number-columns-spanned="2" office:value-type="string">
            <text:p text:style-name="P24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9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7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6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4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38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8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20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5"><text:placeholder text:placeholder-type="text">&lt;o.judgement or ""&gt;</text:placeholder>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4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2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 style:shadow="none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7ca5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&lt;if test="o.mode == 'supplier'"&gt;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71cm" svg:height="0.499cm" draw:z-index="1"><draw:text-box fo:min-width="0.61cm"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2T16:51:22.363176453</dc:date>
    <meta:editing-duration>P1DT22H19M27S</meta:editing-duration>
    <meta:editing-cycles>575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31" meta:word-count="104" meta:character-count="826" meta:non-whitespace-character-count="725"/>
    <meta:user-defined meta:name="Info 1"/>
    <meta:user-defined meta:name="Info 2"/>
    <meta:user-defined meta:name="Info 3"/>
    <meta:user-defined meta:name="Info 4"/>
  </office:meta>
</office:document-meta>
</file>